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、先におトイレ行きたい・・・かも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前に・・・トイレ行きたいんだけど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不思議なペン】は、どこでもセーブできる
スグレ物だよ。</text:p>
          </table:table-cell>
          <table:table-cell table:style-name="ce0"/>
          <table:table-cell table:style-name="ce0"/>
          <table:table-cell table:style-name="ce0" office:value-type="string">
            <text:p>The 【Mysterious Pen】 is an extraordinary
item that lets you save anywhere.</text:p>
          </table:table-cell>
          <table:table-cell table:number-columns-repeated="1020"/>
        </table:table-row>
        <table:table-row>
          <table:table-cell table:style-name="ce0" office:value-type="string">
            <text:p>ただし、パーティが疲弊してる時にダンジョンの
奥でセーブしちゃうと、戻れなくなっちゃうかも
しれないから気を付けてね。</text:p>
          </table:table-cell>
          <table:table-cell table:style-name="ce0"/>
          <table:table-cell table:style-name="ce0"/>
          <table:table-cell table:style-name="ce0" office:value-type="string">
            <text:p>Although, be careful not to save when your
party is exhausted in the depths of some
dungeon. You might never make it out.</text:p>
          </table:table-cell>
          <table:table-cell table:number-columns-repeated="1020"/>
        </table:table-row>
        <table:table-row>
          <table:table-cell table:style-name="ce0" office:value-type="string">
            <text:p>え・・・っ！？　うそ・・・こ、こっちも行列・・・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・・・そんな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春風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予想以上にトロッコ渋滞は深刻なよう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外まで列が続きそうな勢いだ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ぅ・・・っ、なん・・・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・・・も、・・・もぅ・・・だ、だ・・・め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・・・っ、だめ・・・ぇ・・・っ！　はぁう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あ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わわ・・・あわわわわ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ちらも深刻な事態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桐生、タオルを取って来てくれ。　俺は
水を汲んで来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、は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・・・ぐす・・・っ　うわぁぁ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後、ぐずる春風をなだめつつ、トロッコで
山を越えて中央部にたどり着い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はともあれ、これでやっと城に行ける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春風さん・・・元気出して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常夏さんと秋空さんには、絶対内緒にします
　か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ん・・・ありがとう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、こんなに並んでたら、絶対間に合わない
　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、あたし・・・ちょ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港町のトイレまで行って来る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いぶ遠い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・・・大丈夫よっ！　すぐ行って来るか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6+01:00</meta:creation-date>
    <dc:date>2019-11-03T17:42:4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